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text-properties style:font-name="Arial" fo:font-size="12pt" fo:font-weight="normal" officeooo:rsid="00155624" officeooo:paragraph-rsid="00155624" style:font-size-asian="12pt" style:font-weight-asian="normal" style:font-size-complex="12pt" style:font-weight-complex="normal"/>
    </style:style>
    <style:style style:name="P3" style:family="paragraph" style:parent-style-name="Text_20_body">
      <style:text-properties officeooo:paragraph-rsid="00155624"/>
    </style:style>
    <style:style style:name="P4" style:family="paragraph" style:parent-style-name="Text_20_body">
      <style:text-properties officeooo:paragraph-rsid="0016a1eb"/>
    </style:style>
    <style:style style:name="P5" style:family="paragraph" style:parent-style-name="Text_20_body">
      <style:text-properties officeooo:paragraph-rsid="0018983a"/>
    </style:style>
    <style:style style:name="T1" style:family="text">
      <style:text-properties officeooo:rsid="0015562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officeooo:rsid="00155624" style:font-weight-asian="bold" style:font-weight-complex="bold"/>
    </style:style>
    <style:style style:name="T4" style:family="text">
      <style:text-properties officeooo:rsid="0016a1eb"/>
    </style:style>
    <style:style style:name="T5" style:family="text">
      <style:text-properties style:font-name="Arial" fo:font-size="12pt" fo:font-weight="normal" officeooo:rsid="00155624" style:font-size-asian="12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16a1eb" style:font-size-asian="12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18983a" style:font-size-asian="12pt" style:font-weight-asian="normal" style:font-size-complex="12pt" style:font-weight-complex="normal"/>
    </style:style>
    <style:style style:name="T8" style:family="text">
      <style:text-properties style:font-name="Arial" fo:font-size="12pt" fo:font-weight="bold" officeooo:rsid="00155624" style:font-size-asian="12pt" style:font-weight-asian="bold" style:font-size-complex="12pt" style:font-weight-complex="bold"/>
    </style:style>
    <style:style style:name="T9" style:family="text">
      <style:text-properties style:font-name="Arial" fo:font-size="12pt" fo:font-weight="bold" officeooo:rsid="0016a1eb" style:font-size-asian="12pt" style:font-weight-asian="bold" style:font-size-complex="12pt" style:font-weight-complex="bold"/>
    </style:style>
    <style:style style:name="T10" style:family="text">
      <style:text-properties style:font-name="Arial" fo:font-size="12pt" fo:font-weight="bold" officeooo:rsid="0018983a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3">74 </text:span>– FSTAB – PONTO DE MONTAGEM PERMANENTE PARA SISTEMAS DE ARQUIVOS NO UBUNTU</text:h>
      <text:p text:style-name="P2">Comando: sudo cat /etc/fstab</text:p>
      <text:p text:style-name="P3"><text:span text:style-name="T8">soul@soul:~/</text:span><text:span text:style-name="T9">$</text:span><text:span text:style-name="T6"> </text:span><text:span text:style-name="T5">sudo cat /etc/fstab </text:span></text:p>
      <text:p text:style-name="P2"># /etc/fstab: static file system information.</text:p>
      <text:p text:style-name="P2">#</text:p>
      <text:p text:style-name="P2"># Use 'blkid' to print the universally unique identifier for a</text:p>
      <text:p text:style-name="P2"># device; this may be used with UUID= as a more robust way to name devices</text:p>
      <text:p text:style-name="P2"># that works even if disks are added and removed. See fstab(5).</text:p>
      <text:p text:style-name="P2">#</text:p>
      <text:p text:style-name="P2"># &lt;file system&gt; &lt;mount point&gt; <text:s text:c="2"/>&lt;type&gt; <text:s/>&lt;options&gt; <text:s text:c="6"/>&lt;dump&gt; <text:s/>&lt;pass&gt;</text:p>
      <text:p text:style-name="P2"># / was on /dev/sda2 during installation</text:p>
      <text:p text:style-name="P2">UUID=d750b95b-937b-4c46-9295-ca2ebe2311fa / <text:s text:c="14"/>ext4 <text:s text:c="3"/>errors=remount-ro 0 <text:s text:c="6"/>1</text:p>
      <text:p text:style-name="P2"># /boot/efi was on /dev/sda1 during installation</text:p>
      <text:p text:style-name="P2">UUID=E765-3B9F <text:s/>/boot/efi <text:s text:c="6"/>vfat <text:s text:c="3"/>umask=0077 <text:s text:c="5"/>0 <text:s text:c="6"/>1</text:p>
      <text:p text:style-name="P2">/swapfile <text:s text:c="32"/>none <text:s text:c="11"/>swap <text:s text:c="3"/>sw <text:s text:c="13"/>0 <text:s text:c="6"/>0</text:p>
      <text:p text:style-name="P4"><text:span text:style-name="T8">soul@soul:~/</text:span><text:span text:style-name="T9">$ </text:span><text:span text:style-name="T6">sudo nano /etc/fstab</text:span></text:p>
      <text:p text:style-name="P4"><text:span text:style-name="T6"># /etc/fstab: static file system information.</text:span></text:p>
      <text:p text:style-name="P4"><text:span text:style-name="T6">#</text:span></text:p>
      <text:p text:style-name="P4"><text:span text:style-name="T6"># Use 'blkid' to print the universally unique identifier for a</text:span></text:p>
      <text:p text:style-name="P4"><text:span text:style-name="T6"># device; this may be used with UUID= as a more robust way to name devices</text:span></text:p>
      <text:p text:style-name="P4"><text:span text:style-name="T6"># that works even if disks are added and removed. See fstab(5).</text:span></text:p>
      <text:p text:style-name="P4"><text:span text:style-name="T6">#</text:span></text:p>
      <text:p text:style-name="P4"><text:span text:style-name="T6"># &lt;file system&gt; &lt;mount point&gt; <text:s text:c="2"/>&lt;type&gt; <text:s/>&lt;options&gt; <text:s text:c="6"/>&lt;dump&gt; <text:s/>&lt;pass&gt;</text:span></text:p>
      <text:p text:style-name="P4"><text:span text:style-name="T6"># / was on /dev/sda2 during installation</text:span></text:p>
      <text:p text:style-name="P4"><text:span text:style-name="T6">UUID=d750b95b-937b-4c46-9295-ca2ebe2311fa / <text:s text:c="14"/>ext4 <text:s text:c="3"/>errors=remoun&gt;</text:span></text:p>
      <text:p text:style-name="P4"><text:span text:style-name="T6"># /boot/efi was on /dev/sda1 during installation</text:span></text:p>
      <text:p text:style-name="P4"><text:span text:style-name="T6">UUID=E765-3B9F <text:s/>/boot/efi <text:s text:c="6"/>vfat <text:s text:c="3"/>umask=0077 <text:s text:c="5"/>0 <text:s text:c="6"/>1</text:span></text:p>
      <text:p text:style-name="P4"><text:span text:style-name="T6">/swapfile <text:s text:c="32"/>none <text:s text:c="11"/>swap <text:s text:c="3"/>sw <text:s text:c="10"/></text:span></text:p>
      <text:p text:style-name="P4"><text:span text:style-name="T6"/></text:p>
      <text:p text:style-name="P5"><text:span text:style-name="T8">soul@soul:~/</text:span><text:span text:style-name="T9">$ </text:span><text:span text:style-name="T7">sudo blki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1T13:01:10.828492053</meta:creation-date>
    <dc:date>2020-07-11T13:51:48.457532634</dc:date>
    <meta:editing-duration>PT16M37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29" meta:word-count="199" meta:character-count="1478" meta:non-whitespace-character-count="1081"/>
  </office:meta>
</office:document-meta>
</file>